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.32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ffffff" fo:font-family="Calibri" style:font-family-generic="swiss" fo:font-size="48pt" fo:font-weight="bold" style:letter-kerning="true" style:font-size-asian="48pt" style:font-weight-asian="bold" style:font-family-complex="Calibri" style:font-family-generic-complex="swiss" style:font-size-complex="48pt" style:font-weight-complex="bold"/>
    </style:style>
    <style:style style:name="P3" style:family="paragraph"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weight="bold" style:letter-kerning="true" style:font-size-asian="48pt" style:font-weight-asian="bold" style:font-family-complex="Calibri" style:font-family-generic-complex="swiss" style:font-size-complex="4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1cm" presentation:class="title" presentation:user-transformed="true">
          <draw:text-box>
            <text:p text:style-name="P1"><text:span text:style-name="T1">Podnieśmy sztandary</text:span><text:span text:style-name="T1"><text:line-break/></text:span><text:span text:style-name="T1">miłości, alleluja!</text:span><text:span text:style-name="T1"><text:line-break/></text:span><text:span text:style-name="T1">A trąby niech grają do boju!</text:span><text:span text:style-name="T1"><text:line-break/></text:span><text:span text:style-name="T1">Chrystus nam daje zwycięstwo, alleluja!</text:span><text:span text:style-name="T1"><text:line-break/></text:span><text:span text:style-name="T1">Jerycho upadnie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2cm" presentation:class="title" presentation:user-transformed="true">
          <draw:text-box>
            <text:p text:style-name="P1"><text:span text:style-name="T1">1. Ciało Chrystusa</text:span><text:span text:style-name="T1"><text:line-break/></text:span><text:span text:style-name="T1">jest armią zbrojną,</text:span><text:span text:style-name="T1"><text:line-break/></text:span><text:span text:style-name="T1">Co zwalcza moce ciemności.</text:span><text:span text:style-name="T1"><text:line-break/></text:span><text:span text:style-name="T1">Wyzwala ona więźniów</text:span><text:span text:style-name="T1"><text:line-break/></text:span><text:span text:style-name="T1">Mocą imienia Chrystusa Król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1cm" presentation:class="title" presentation:user-transformed="true">
          <draw:text-box>
            <text:p text:style-name="P1"><text:span text:style-name="T1">Podnieśmy sztandary</text:span><text:span text:style-name="T1"><text:line-break/></text:span><text:span text:style-name="T1">miłości, alleluja!</text:span><text:span text:style-name="T1"><text:line-break/></text:span><text:span text:style-name="T1">A trąby niech grają do boju!</text:span><text:span text:style-name="T1"><text:line-break/></text:span><text:span text:style-name="T1">Chrystus nam daje zwycięstwo, alleluja!</text:span><text:span text:style-name="T1"><text:line-break/></text:span><text:span text:style-name="T1">Jerycho upadnie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2cm" presentation:class="title" presentation:user-transformed="true">
          <draw:text-box>
            <text:p text:style-name="P1"><text:span text:style-name="T1">2. Bracia, dziś Chrystus</text:span><text:span text:style-name="T1"><text:line-break/></text:span><text:span text:style-name="T1">nas wzywa do siebie,</text:span><text:span text:style-name="T1"><text:line-break/></text:span><text:span text:style-name="T1">By walczyć przy Jego boku.</text:span><text:span text:style-name="T1"><text:line-break/></text:span><text:span text:style-name="T1">To On nam daje życie,</text:span><text:span text:style-name="T1"><text:line-break/></text:span><text:span text:style-name="T1">By zanosić je tam,</text:span><text:span text:style-name="T1"><text:line-break/></text:span><text:span text:style-name="T1">gdzie go bra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1cm" presentation:class="title" presentation:user-transformed="true">
          <draw:text-box>
            <text:p text:style-name="P1"><text:span text:style-name="T1">Podnieśmy sztandary</text:span><text:span text:style-name="T1"><text:line-break/></text:span><text:span text:style-name="T1">miłości, alleluja!</text:span><text:span text:style-name="T1"><text:line-break/></text:span><text:span text:style-name="T1">A trąby niech grają do boju!</text:span><text:span text:style-name="T1"><text:line-break/></text:span><text:span text:style-name="T1">Chrystus nam daje zwycięstwo, alleluja!</text:span><text:span text:style-name="T1"><text:line-break/></text:span><text:span text:style-name="T1">Jerycho upadnie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2cm" presentation:class="title" presentation:user-transformed="true">
          <draw:text-box>
            <text:p text:style-name="P1"><text:span text:style-name="T1">3. Bracia, zostańmy w jedności ze sobą,</text:span><text:span text:style-name="T1"><text:line-break/></text:span><text:span text:style-name="T1">I Ducha złączeni mocą.</text:span><text:span text:style-name="T1"><text:line-break/></text:span><text:span text:style-name="T1">Zebrani wokół Pana</text:span><text:span text:style-name="T1"><text:line-break/></text:span><text:span text:style-name="T1">Walczmy do dnia,</text:span><text:span text:style-name="T1"><text:line-break/></text:span><text:span text:style-name="T1">gdy On znów powróc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1cm" presentation:class="title" presentation:user-transformed="true">
          <draw:text-box>
            <text:p text:style-name="P1"><text:span text:style-name="T1">Podnieśmy sztandary</text:span><text:span text:style-name="T1"><text:line-break/></text:span><text:span text:style-name="T1">miłości, alleluja!</text:span><text:span text:style-name="T1"><text:line-break/></text:span><text:span text:style-name="T1">A trąby niech grają do boju!</text:span><text:span text:style-name="T1"><text:line-break/></text:span><text:span text:style-name="T1">Chrystus nam daje zwycięstwo, alleluja!</text:span><text:span text:style-name="T1"><text:line-break/></text:span><text:span text:style-name="T1">Jerycho upadnie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2cm" presentation:class="title" presentation:user-transformed="true">
          <draw:text-box>
            <text:p text:style-name="P1"><text:span text:style-name="T1">4. Głośmy, że Chrystus zmartwychwstał,</text:span><text:span text:style-name="T1"><text:line-break/></text:span><text:span text:style-name="T1">Że śmierć nie ma nad Nim</text:span><text:span text:style-name="T1"><text:line-break/></text:span><text:span text:style-name="T1">już swojej mocy.</text:span><text:span text:style-name="T1"><text:line-break/></text:span><text:span text:style-name="T1">Ciemnościom stawmy czoła,</text:span><text:span text:style-name="T1"><text:line-break/></text:span><text:span text:style-name="T1">Ducha zbroję przywdziejmy na sieb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1cm" presentation:class="title" presentation:user-transformed="true">
          <draw:text-box>
            <text:p text:style-name="P1"><text:span text:style-name="T1">Podnieśmy sztandary</text:span><text:span text:style-name="T1"><text:line-break/></text:span><text:span text:style-name="T1">miłości, alleluja!</text:span><text:span text:style-name="T1"><text:line-break/></text:span><text:span text:style-name="T1">A trąby niech grają do boju!</text:span><text:span text:style-name="T1"><text:line-break/></text:span><text:span text:style-name="T1">Chrystus nam daje zwycięstwo, alleluja!</text:span><text:span text:style-name="T1"><text:line-break/></text:span><text:span text:style-name="T1">Jerycho upadnie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2cm" presentation:class="title" presentation:user-transformed="true">
          <draw:text-box>
            <text:p text:style-name="P1"><text:span text:style-name="T1">5. W imieniu Boga,</text:span><text:span text:style-name="T1"><text:line-break/></text:span><text:span text:style-name="T1">naszego Ojca;</text:span><text:span text:style-name="T1"><text:line-break/></text:span><text:span text:style-name="T1">W imieniu Chrystusa Pana,</text:span><text:span text:style-name="T1"><text:line-break/></text:span><text:span text:style-name="T1">W imieniu Ducha mocy</text:span><text:span text:style-name="T1"><text:line-break/></text:span><text:span text:style-name="T1">Toczmy walkę do końca swych dn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323cm" svg:x="0cm" svg:y="-0.001cm" presentation:class="title" presentation:user-transformed="true">
          <draw:text-box>
            <text:p text:style-name="P1"><text:span text:style-name="T1">Podnieśmy sztandary</text:span><text:span text:style-name="T1"><text:line-break/></text:span><text:span text:style-name="T1">miłości, alleluja!</text:span><text:span text:style-name="T1"><text:line-break/></text:span><text:span text:style-name="T1">A trąby niech grają do boju!</text:span><text:span text:style-name="T1"><text:line-break/></text:span><text:span text:style-name="T1">Chrystus nam daje zwycięstwo, alleluja!</text:span><text:span text:style-name="T1"><text:line-break/></text:span><text:span text:style-name="T1">Jerycho upadnie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language="zxx" fo:country="none" fo:font-style="normal" fo:text-shadow="none" style:text-underline-style="none" fo:font-weight="normal" style:letter-kerning="tru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language="zxx" fo:country="none" fo:font-style="normal" fo:text-shadow="none" style:text-underline-style="none" fo:font-weight="normal" style:letter-kerning="true" style:font-size-asian="32pt" style:language-asian="zxx" style:country-asian="none" style:font-style-asian="normal" style:font-weight-asian="normal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language="zxx" fo:country="none" fo:font-style="normal" fo:text-shadow="none" style:text-underline-style="none" fo:font-weight="normal" style:letter-kerning="true" style:font-size-asian="44pt" style:language-asian="zxx" style:country-asian="none" style:font-style-asian="normal" style:font-weight-asian="normal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6M14S</meta:editing-duration>
    <meta:editing-cycles>49</meta:editing-cycles>
    <meta:generator>OpenOffice/4.1.1$Win32 OpenOffice.org_project/411m6$Build-9775</meta:generator>
    <dc:date>2016-11-07T19:49:52.02</dc:date>
    <dc:creator>Woda Życia</dc:creator>
    <meta:document-statistic meta:object-count="54"/>
  </office:meta>
</office:document-meta>
</file>